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c0a05" officeooo:paragraph-rsid="001c0a05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1c0a05" officeooo:paragraph-rsid="001c0a05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1d7c74" officeooo:paragraph-rsid="001d7c74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1dd983" officeooo:paragraph-rsid="001dd983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1f2aa9" officeooo:paragraph-rsid="001f2aa9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1f42bd" officeooo:paragraph-rsid="001f42bd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weight="normal" officeooo:rsid="002268c2" officeooo:paragraph-rsid="002268c2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weight="normal" officeooo:rsid="00247908" officeooo:paragraph-rsid="00247908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257c90" officeooo:paragraph-rsid="00257c90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font-weight="normal" officeooo:rsid="0027aa63" officeooo:paragraph-rsid="0027aa63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weight="normal" officeooo:rsid="0029ec20" officeooo:paragraph-rsid="0029ec20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font-weight="normal" officeooo:rsid="002bcfd2" officeooo:paragraph-rsid="002bcfd2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weight="normal" officeooo:rsid="002d1da2" officeooo:paragraph-rsid="002d1da2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5pt" fo:font-weight="normal" officeooo:rsid="002e5339" officeooo:paragraph-rsid="002e5339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fo:font-weight="normal" officeooo:rsid="002f571f" officeooo:paragraph-rsid="002f571f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5pt" fo:font-weight="normal" officeooo:rsid="0031a7c2" officeooo:paragraph-rsid="0031a7c2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5pt" fo:font-weight="normal" officeooo:rsid="00361ee9" officeooo:paragraph-rsid="00361ee9" style:font-size-asian="15pt" style:font-weight-asian="normal" style:font-size-complex="1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5pt" fo:font-weight="normal" officeooo:rsid="0039e9ca" officeooo:paragraph-rsid="0039e9ca" style:font-size-asian="15pt" style:font-weight-asian="normal" style:font-size-complex="15pt" style:font-weight-complex="normal"/>
    </style:style>
    <style:style style:name="P19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5pt" fo:font-weight="normal" officeooo:rsid="001c0a05" officeooo:paragraph-rsid="001c0a05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text-align="start" style:justify-single-word="false" fo:padding="0.0291in" fo:border-left="none" fo:border-right="none" fo:border-top="none" fo:border-bottom="0.06pt solid #000000" style:join-border="false"/>
      <style:text-properties fo:font-size="15pt" fo:font-weight="normal" officeooo:rsid="002f571f" officeooo:paragraph-rsid="002f571f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5pt" fo:font-weight="normal" officeooo:rsid="003bb02a" officeooo:paragraph-rsid="003bb02a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5pt" fo:font-weight="normal" officeooo:rsid="003c509c" officeooo:paragraph-rsid="003c509c" style:font-size-asian="15pt" style:font-weight-asian="normal" style:font-size-complex="15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5b906"/>
    </style:style>
    <style:style style:name="T3" style:family="text">
      <style:text-properties officeooo:rsid="00265d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еминар 2</text:p>
      <text:p text:style-name="P5"><text:span text:style-name="T1">Задания</text:span>: Вывести таблицу. </text:p>
      <text:p text:style-name="P6">Передача по const и &amp;<text:tab/></text:p>
      <text:p text:style-name="P7">Посмотреть ссылки на wiki</text:p>
      <text:p text:style-name="P7"/>
      <text:p text:style-name="P18">clang++ -std=c++11 ./main.cpp</text:p>
      <text:p text:style-name="P7"/>
      <text:p text:style-name="P8">Итоговая оцкенка:</text:p>
      <text:p text:style-name="P8">0.12 * ауд + 0.18 * ДЗ + 0.30 * КР(одна) + 0.4 * экз. </text:p>
      <text:p text:style-name="P2"/>
      <text:p text:style-name="P2">i++; – сначала запоминате старое, а потом inс</text:p>
      <text:p text:style-name="P2">++i; – не запоминает старое. К примеру, на итераторах будет неэффективно.</text:p>
      <text:p text:style-name="P2"/>
      <text:p text:style-name="P2">0x – для шестнадцатиричного числа </text:p>
      <text:p text:style-name="P2"/>
      <text:p text:style-name="P3">using std::cout – чекнуть</text:p>
      <text:p text:style-name="P3"><text:tab/></text:p>
      <text:p text:style-name="P3"/>
      <text:p text:style-name="P3">hex – если печатается число, то печатать в шестнадцатиричном виде.</text:p>
      <text:p text:style-name="P3"/>
      <text:p text:style-name="P3">./a.out | head -n 20</text:p>
      <text:p text:style-name="P2"/>
      <text:p text:style-name="P4">clag++ O2 -o name_of_out program_name.cpp</text:p>
      <text:p text:style-name="P4">time ./name_of_progr &gt; dev/null</text:p>
      <text:p text:style-name="P4"/>
      <text:p text:style-name="P5">static_cast<text:span text:style-name="T2">&lt;&gt;</text:span></text:p>
      <text:p text:style-name="P5"/>
      <text:p text:style-name="P9"><text:span text:style-name="T3">Циклы с </text:span>size_t</text:p>
      <text:p text:style-name="P19"/>
      <text:p text:style-name="P10">циклы auto</text:p>
      <text:p text:style-name="P10"/>
      <text:p text:style-name="P10">передача по ссылке const </text:p>
      <text:p text:style-name="P10"/>
      <text:p text:style-name="P11">Шекспир подсчет и генерация</text:p>
      <text:p text:style-name="P11"><text:tab/>функция discreate_distribution</text:p>
      <text:p text:style-name="P11"/>
      <text:p text:style-name="P12">Нграмная языковая модель</text:p>
      <text:p text:style-name="P12"/>
      <text:p text:style-name="P13">Поток cerr</text:p>
      <text:p text:style-name="P13"/>
      <text:p text:style-name="P14">Написать back_inserter!!</text:p>
      <text:p text:style-name="P14"><text:soft-page-break/></text:p>
      <text:p text:style-name="P15">Циклы вида!!!<text:line-break/>vector &lt;int&gt; v;</text:p>
      <text:p text:style-name="P15"/>
      <text:p text:style-name="P15">for (int x:v)</text:p>
      <text:p text:style-name="P15"><text:tab/>cout &lt;&lt; x &lt;&lt; ‘ ‘;</text:p>
      <text:p text:style-name="P15"/>
      <text:p text:style-name="P15"/>
      <text:p text:style-name="P15"/>
      <text:p text:style-name="P16">Можно возвращать из функцию ссылку, когда объект, на который она ссылается, “переживет” функцию. </text:p>
      <text:p text:style-name="P20"/>
      <text:p text:style-name="P15"/>
      <text:p text:style-name="P15"><text:s/></text:p>
      <text:p text:style-name="P15"/>
      <text:p text:style-name="P17">new Square; – для добавления в динамическую память.</text:p>
      <text:p text:style-name="P17">v.push_back(new Square(3);</text:p>
      <text:p text:style-name="P17">Освободить память: </text:p>
      <text:p text:style-name="P17">for (auto f : v)</text:p>
      <text:p text:style-name="P17"><text:tab/>delete f;</text:p>
      <text:p text:style-name="P17"/>
      <text:p text:style-name="P17"/>
      <text:p text:style-name="P17"/>
      <text:p text:style-name="P17"/>
      <text:p text:style-name="P21">override - ??</text:p>
      <text:p text:style-name="P22">static - 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09:19:34.659024868</meta:creation-date>
    <dc:date>2016-10-12T11:16:06.359596723</dc:date>
    <meta:editing-duration>P1DT17H49M18S</meta:editing-duration>
    <meta:editing-cycles>23</meta:editing-cycles>
    <meta:generator>LibreOffice/5.1.4.2$Linux_X86_64 LibreOffice_project/10m0$Build-2</meta:generator>
    <meta:document-statistic meta:table-count="0" meta:image-count="0" meta:object-count="0" meta:page-count="2" meta:paragraph-count="37" meta:word-count="155" meta:character-count="1000" meta:non-whitespace-character-count="862"/>
  </office:meta>
</office:document-meta>
</file>